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239cm" fo:margin-left="-0.106cm" fo:margin-top="0cm" fo:margin-bottom="0cm" table:align="left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3.671cm"/>
    </style:style>
    <style:style style:name="Tableau1.C" style:family="table-column">
      <style:table-column-properties style:column-width="2.25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b99b7" officeooo:paragraph-rsid="001b99b7"/>
    </style:style>
    <style:style style:name="P2" style:family="paragraph" style:parent-style-name="Standard">
      <style:text-properties officeooo:rsid="001b99b7" officeooo:paragraph-rsid="001c54ed"/>
    </style:style>
    <style:style style:name="P3" style:family="paragraph" style:parent-style-name="Standard">
      <style:text-properties officeooo:rsid="001b99b7" officeooo:paragraph-rsid="001daabd"/>
    </style:style>
    <style:style style:name="P4" style:family="paragraph" style:parent-style-name="Standard">
      <style:text-properties officeooo:rsid="001b99b7" officeooo:paragraph-rsid="001f5d03"/>
    </style:style>
    <style:style style:name="P5" style:family="paragraph" style:parent-style-name="Standard">
      <style:paragraph-properties fo:text-align="center" style:justify-single-word="false"/>
      <style:text-properties officeooo:rsid="001b99b7" officeooo:paragraph-rsid="001daabd"/>
    </style:style>
    <style:style style:name="P6" style:family="paragraph" style:parent-style-name="Standard">
      <style:text-properties officeooo:rsid="001c54ed" officeooo:paragraph-rsid="001c54ed"/>
    </style:style>
    <style:style style:name="P7" style:family="paragraph" style:parent-style-name="Standard">
      <style:text-properties officeooo:rsid="001daabd" officeooo:paragraph-rsid="001daabd"/>
    </style:style>
    <style:style style:name="P8" style:family="paragraph" style:parent-style-name="Standard">
      <style:text-properties officeooo:rsid="001f5d03" officeooo:paragraph-rsid="001f5d03"/>
    </style:style>
    <style:style style:name="P9" style:family="paragraph" style:parent-style-name="Standard">
      <style:text-properties officeooo:rsid="001fe593" officeooo:paragraph-rsid="001fe593"/>
    </style:style>
    <style:style style:name="P10" style:family="paragraph" style:parent-style-name="Standard">
      <style:text-properties officeooo:rsid="0021919a" officeooo:paragraph-rsid="0021919a"/>
    </style:style>
    <style:style style:name="P11" style:family="paragraph" style:parent-style-name="Standard">
      <style:text-properties officeooo:rsid="0021919a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text-properties officeooo:rsid="0022af66" officeooo:paragraph-rsid="0022af66"/>
    </style:style>
    <style:style style:name="P14" style:family="paragraph" style:parent-style-name="Standard">
      <style:text-properties officeooo:rsid="00296053" officeooo:paragraph-rsid="00296053"/>
    </style:style>
    <style:style style:name="P15" style:family="paragraph" style:parent-style-name="Standard">
      <style:text-properties officeooo:rsid="002ac7ba" officeooo:paragraph-rsid="002ac7ba"/>
    </style:style>
    <style:style style:name="P16" style:family="paragraph" style:parent-style-name="Standard">
      <style:text-properties officeooo:rsid="002c4a68" officeooo:paragraph-rsid="002c4a68"/>
    </style:style>
    <style:style style:name="P17" style:family="paragraph" style:parent-style-name="Standard">
      <style:text-properties officeooo:paragraph-rsid="002c4a68"/>
    </style:style>
    <style:style style:name="P18" style:family="paragraph" style:parent-style-name="Standard">
      <style:text-properties officeooo:rsid="002ee274" officeooo:paragraph-rsid="002ee274"/>
    </style:style>
    <style:style style:name="T1" style:family="text">
      <style:text-properties officeooo:rsid="001c54ed"/>
    </style:style>
    <style:style style:name="T2" style:family="text">
      <style:text-properties officeooo:rsid="001daab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5d03"/>
    </style:style>
    <style:style style:name="T5" style:family="text">
      <style:text-properties style:text-underline-style="solid" style:text-underline-width="auto" style:text-underline-color="font-color" officeooo:rsid="0023981b"/>
    </style:style>
    <style:style style:name="T6" style:family="text">
      <style:text-properties officeooo:rsid="001f5d03"/>
    </style:style>
    <style:style style:name="T7" style:family="text">
      <style:text-properties officeooo:rsid="001fe593"/>
    </style:style>
    <style:style style:name="T8" style:family="text">
      <style:text-properties officeooo:rsid="0023981b"/>
    </style:style>
    <style:style style:name="T9" style:family="text">
      <style:text-properties officeooo:rsid="00250264"/>
    </style:style>
    <style:style style:name="T10" style:family="text">
      <style:text-properties officeooo:rsid="00268638"/>
    </style:style>
    <style:style style:name="T11" style:family="text">
      <style:text-properties officeooo:rsid="0027e7e7"/>
    </style:style>
    <style:style style:name="T12" style:family="text">
      <style:text-properties officeooo:rsid="00282639"/>
    </style:style>
    <style:style style:name="T13" style:family="text">
      <style:text-properties officeooo:rsid="002ac7ba"/>
    </style:style>
    <style:style style:name="T14" style:family="text">
      <style:text-properties officeooo:rsid="002c4a68"/>
    </style:style>
    <style:style style:name="T15" style:family="text">
      <style:text-properties fo:font-variant="normal" fo:text-transform="none" fo:color="#1f1f1f" loext:opacity="100%" style:font-name="Google Sans" fo:font-size="8.39999961853027pt" fo:letter-spacing="normal" fo:font-style="normal" fo:font-weight="normal"/>
    </style:style>
    <style:style style:name="T16" style:family="text">
      <style:text-properties officeooo:rsid="002e1710"/>
    </style:style>
    <style:style style:name="T17" style:family="text">
      <style:text-properties officeooo:rsid="002ee274"/>
    </style:style>
    <style:style style:name="T18" style:family="text">
      <style:text-properties officeooo:rsid="002ef86c"/>
    </style:style>
    <style:style style:name="T19" style:family="text">
      <style:text-properties officeooo:rsid="0030d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<text:span text:style-name="T9">endez-vous mars : organisation de la période</text:span></text:p>
      <text:p text:style-name="P3">• <text:span text:style-name="T2">Atelier aromatique</text:span></text:p>
      <text:p text:style-name="P3"><text:span text:style-name="T1">→ </text:span><text:span text:style-name="T2">Description de l’Atelier Aromatique</text:span></text:p>
      <text:p text:style-name="P9"><text:span text:style-name="T3">quand :</text:span> avril</text:p>
      <text:p text:style-name="P8"><text:span text:style-name="T3">description</text:span> : les élèves plantent, repartent avec un guide pour planter des herbes aromatiques à la fin des sessions potagers ; quand tout aura poussé, les élèves viennent récolter ce qu’il y a à récolter (pourquoi pas organiser une dégustation?)</text:p>
      <text:p text:style-name="P7"><text:span text:style-name="T3">inscription </text:span>: élèves volontaires en plus de Martin Affre, Ahmed Siham et Alseny Jr Tour et inscription sur une fiche dédiée disponible dans le hall du bâtiment B <text:span text:style-name="T6">pendant une semaine</text:span></text:p>
      <text:p text:style-name="P4"/>
      <text:p text:style-name="P2"><text:span text:style-name="T1">→ C</text:span>ommande de kits graines aromatiques</text:p>
      <text:p text:style-name="P8">description : <text:span text:style-name="T7">12 différentes graines bio avec guide pour planter</text:span></text:p>
      <text:p text:style-name="P1"><text:span text:style-name="T4">nombre</text:span><text:span text:style-name="T6"> : </text:span><text:span text:style-name="T7">d</text:span>ans l’idéal 3<text:span text:style-name="T6">+</text:span></text:p>
      <text:p text:style-name="P1"><text:span text:style-name="T3">prix</text:span> : 7€ <text:span text:style-name="T6">le kit</text:span></text:p>
      <text:p text:style-name="P1"><text:a xlink:type="simple" xlink:href="https://www.amazon.fr/SeedPal-aromatiques-différentes-graines-potager/dp/B0BC8JM79K/ref=sr_1_6?__mk_fr_FR=ÅMÅŽÕÑ&amp;sr=8-6" text:style-name="Internet_20_link" text:visited-style-name="Visited_20_Internet_20_Link">https://www.amazon.fr/SeedPal-aromatiques-diff%C3%A9rentes-graines-potager/dp/B0BC8JM79K/ref=sr_1_6?__mk_fr_FR=%C3%85M%C3%85%C5%BD%C3%95%C3%91&amp;sr=8-6</text:a></text:p>
      <text:p text:style-name="P1"/>
      <text:p text:style-name="P1">• <text:span text:style-name="T12">P</text:span><text:span text:style-name="T1">otager fleuri </text:span></text:p>
      <text:p text:style-name="P6"><text:span text:style-name="T5">quand :</text:span> me prévenir <text:span text:style-name="T10">de</text:span> quand <text:span text:style-name="T12">le kit potager fleuri</text:span> arrive, <text:span text:style-name="T8">on nous avait dit « à partir de mars » / </text:span><text:span text:style-name="T11">plant en </text:span><text:span text:style-name="T10">avril</text:span></text:p>
      <text:p text:style-name="P10"><text:span text:style-name="T3">Elèves :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3C</text:p>
          </table:table-cell>
          <table:table-cell table:style-name="Tableau1.A1" office:value-type="string">
            <text:p text:style-name="P12">Oussadi</text:p>
          </table:table-cell>
          <table:table-cell table:style-name="Tableau1.A1" office:value-type="string">
            <text:p text:style-name="P12">Lamis</text:p>
          </table:table-cell>
        </table:table-row>
        <table:table-row table:style-name="Tableau1.1">
          <table:table-cell table:style-name="Tableau1.A1" office:value-type="string">
            <text:p text:style-name="P12">3D</text:p>
          </table:table-cell>
          <table:table-cell table:style-name="Tableau1.A1" office:value-type="string">
            <text:p text:style-name="P12">Calot</text:p>
          </table:table-cell>
          <table:table-cell table:style-name="Tableau1.A1" office:value-type="string">
            <text:p text:style-name="P12">Luna</text:p>
          </table:table-cell>
        </table:table-row>
        <table:table-row table:style-name="Tableau1.1">
          <table:table-cell table:style-name="Tableau1.A1" office:value-type="string">
            <text:p text:style-name="P12">3F</text:p>
          </table:table-cell>
          <table:table-cell table:style-name="Tableau1.A1" office:value-type="string">
            <text:p text:style-name="P12">Nongo</text:p>
          </table:table-cell>
          <table:table-cell table:style-name="Tableau1.A1" office:value-type="string">
            <text:p text:style-name="P12">Amélie</text:p>
          </table:table-cell>
        </table:table-row>
        <table:table-row table:style-name="Tableau1.1">
          <table:table-cell table:style-name="Tableau1.A1" office:value-type="string">
            <text:p text:style-name="P12">3F</text:p>
          </table:table-cell>
          <table:table-cell table:style-name="Tableau1.A1" office:value-type="string">
            <text:p text:style-name="P12">Djoumoi</text:p>
          </table:table-cell>
          <table:table-cell table:style-name="Tableau1.A1" office:value-type="string">
            <text:p text:style-name="P12">Ania</text:p>
          </table:table-cell>
        </table:table-row>
      </table:table>
      <text:p text:style-name="P14">Question : à voir où est-ce que nous pourrions planter</text:p>
      <text:p text:style-name="P11"/>
      <text:p text:style-name="P13">• <text:span text:style-name="T13">CR rdv avec chargée de projet EDD, conseil départemental Saint-Denis</text:span></text:p>
      <text:p text:style-name="P13"/>
      <text:p text:style-name="P15">• Sensibilisation déchets</text:p>
      <text:p text:style-name="P15"/>
      <text:p text:style-name="P17"><text:span text:style-name="T14">→ CR rdv téléphonique avec </text:span><text:span text:style-name="T15">Coordination du dispositif d'interventions pédagogiques sur la réduction et le tri des déchets à destination des collégiens et lycéens de Plaine Commune</text:span><text:line-break/>→ <text:span text:style-name="T14">nouveau ramassage de déchets pour cette période, proposition de date </text:span><text:span text:style-name="T16">(</text:span></text:p>
      <text:p text:style-name="P16">• N<text:span text:style-name="T16">ouvelle vente de gateaux</text:span></text:p>
      <text:p text:style-name="P18">recette à destination de : <text:span text:style-name="T18">BanqueAlimentaire (ou bien Armada (?))</text:span></text:p>
      <text:p text:style-name="P16">d<text:span text:style-name="T17">ate : </text:span><text:span text:style-name="T18">prochaine remise de bulletin </text:span><text:span text:style-name="T19">(?)</text:span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1:20:25.828000000</meta:creation-date>
    <dc:date>2025-03-13T12:10:11.424000000</dc:date>
    <meta:editing-duration>PT49M34S</meta:editing-duration>
    <meta:editing-cycles>22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33" meta:word-count="243" meta:character-count="1556" meta:non-whitespace-character-count="1344"/>
  </office:meta>
</office:document-meta>
</file>